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728in"/>
    </style:style>
    <style:style style:name="co2" style:family="table-column">
      <style:table-column-properties fo:break-before="auto" style:column-width="2.2189in"/>
    </style:style>
    <style:style style:name="co3" style:family="table-column">
      <style:table-column-properties fo:break-before="auto" style:column-width="2.1472in"/>
    </style:style>
    <style:style style:name="co4" style:family="table-column">
      <style:table-column-properties fo:break-before="auto" style:column-width="2.0839in"/>
    </style:style>
    <style:style style:name="co5" style:family="table-column">
      <style:table-column-properties fo:break-before="auto" style:column-width="1.6366in"/>
    </style:style>
    <style:style style:name="co6" style:family="table-column">
      <style:table-column-properties fo:break-before="auto" style:column-width="2.0307in"/>
    </style:style>
    <style:style style:name="co7" style:family="table-column">
      <style:table-column-properties fo:break-before="auto" style:column-width="2.1291in"/>
    </style:style>
    <style:style style:name="co8" style:family="table-column">
      <style:table-column-properties fo:break-before="auto" style:column-width="2.3346in"/>
    </style:style>
    <style:style style:name="co9" style:family="table-column">
      <style:table-column-properties fo:break-before="auto" style:column-width="2.5673in"/>
    </style:style>
    <style:style style:name="co10" style:family="table-column">
      <style:table-column-properties fo:break-before="auto" style:column-width="1.0909in"/>
    </style:style>
    <style:style style:name="co11" style:family="table-column">
      <style:table-column-properties fo:break-before="auto" style:column-width="2.0035in"/>
    </style:style>
    <style:style style:name="co12" style:family="table-column">
      <style:table-column-properties fo:break-before="auto" style:column-width="2.1646in"/>
    </style:style>
    <style:style style:name="co13" style:family="table-column">
      <style:table-column-properties fo:break-before="auto" style:column-width="2.0484in"/>
    </style:style>
    <style:style style:name="co14" style:family="table-column">
      <style:table-column-properties fo:break-before="auto" style:column-width="2.6661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2.0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x Pow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row table:style-name="ro1">
          <table:table-cell table:style-name="ce1" office:value-type="string" calcext:value-type="string">
            <text:p>Satellite type</text:p>
          </table:table-cell>
          <table:table-cell table:style-name="ce1" office:value-type="string" calcext:value-type="string">
            <text:p>Satellite</text:p>
          </table:table-cell>
          <table:table-cell table:style-name="ce1" office:value-type="string" calcext:value-type="string">
            <text:p>Comms frequency (GHz)</text:p>
          </table:table-cell>
          <table:table-cell table:style-name="ce1" office:value-type="string" calcext:value-type="string">
            <text:p>Modulation scheme</text:p>
          </table:table-cell>
          <table:table-cell table:style-name="ce1" office:value-type="string" calcext:value-type="string">
            <text:p>Transmit power (W)</text:p>
          </table:table-cell>
          <table:table-cell table:style-name="ce2" office:value-type="string" calcext:value-type="string">
            <text:p>Transmit power (dBW)</text:p>
          </table:table-cell>
          <table:table-cell table:style-name="ce1" office:value-type="string" calcext:value-type="string">
            <text:p>Antenna gain (dBi)</text:p>
          </table:table-cell>
          <table:table-cell table:style-name="ce2" office:value-type="string" calcext:value-type="string">
            <text:p>EIRP (dBW)</text:p>
          </table:table-cell>
          <table:table-cell table:style-name="ce2" office:value-type="string" calcext:value-type="string">
            <text:p>Actual transmit power (W)</text:p>
          </table:table-cell>
          <table:table-cell table:style-name="ce1" office:value-type="string" calcext:value-type="string">
            <text:p>Altitude (km)</text:p>
          </table:table-cell>
          <table:table-cell table:style-name="ce2" office:value-type="string" calcext:value-type="string">
            <text:p>Free Space Path Loss (dB)</text:p>
          </table:table-cell>
          <table:table-cell table:style-name="ce5" office:value-type="string" calcext:value-type="string">
            <text:p>Received power (dBW/m^2)</text:p>
          </table:table-cell>
          <table:table-cell table:style-name="ce5" office:value-type="string" calcext:value-type="string">
            <text:p>Received power (dBm)</text:p>
          </table:table-cell>
          <table:table-cell table:style-name="ce2" office:value-type="string" calcext:value-type="string">
            <text:p>Received power (dBW)</text:p>
          </table:table-cell>
          <table:table-cell table:style-name="ce1" office:value-type="string" calcext:value-type="string">
            <text:p>EOL spec received power (dBW)</text:p>
          </table:table-cell>
          <table:table-cell table:style-name="ce1" office:value-type="string" calcext:value-type="string">
            <text:p>Sour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igation</text:p>
          </table:table-cell>
          <table:table-cell office:value-type="string" calcext:value-type="string">
            <text:p>GPS L1</text:p>
          </table:table-cell>
          <table:table-cell office:value-type="float" office:value="1.575" calcext:value-type="float">
            <text:p>1.575</text:p>
          </table:table-cell>
          <table:table-cell/>
          <table:table-cell office:value-type="float" office:value="25.6" calcext:value-type="float">
            <text:p>25.6</text:p>
          </table:table-cell>
          <table:table-cell table:formula="of:=10*LOG([.E2])" office:value-type="float" office:value="14.0823996531185" calcext:value-type="float">
            <text:p>14.0823996531185</text:p>
          </table:table-cell>
          <table:table-cell office:value-type="float" office:value="13" calcext:value-type="float">
            <text:p>13</text:p>
          </table:table-cell>
          <table:table-cell table:formula="of:=[.F2]+[.G2]" office:value-type="float" office:value="27.0823996531185" calcext:value-type="float">
            <text:p>27.0823996531185</text:p>
          </table:table-cell>
          <table:table-cell table:formula="of:=10^([.H2]/10)" office:value-type="float" office:value="510.787152632033" calcext:value-type="float">
            <text:p>510.787152632033</text:p>
          </table:table-cell>
          <table:table-cell office:value-type="float" office:value="21000" calcext:value-type="float">
            <text:p>21000</text:p>
          </table:table-cell>
          <table:table-cell table:formula="of:=20*LOG([.J2]) + 20*LOG([.C2])  +92.45" office:value-type="float" office:value="182.839997057191" calcext:value-type="float">
            <text:p>182.839997057191</text:p>
          </table:table-cell>
          <table:table-cell table:number-columns-repeated="2"/>
          <table:table-cell table:formula="of:=[.H2]-[.K2]" office:value-type="float" office:value="-155.757597404072" calcext:value-type="float">
            <text:p>-155.757597404072</text:p>
          </table:table-cell>
          <table:table-cell office:value-type="float" office:value="-160" calcext:value-type="float">
            <text:p>-160</text:p>
          </table:table-cell>
          <table:table-cell office:value-type="string" calcext:value-type="string">
            <text:p>http://gpsinformation.net/main/gpspower.htm</text:p>
          </table:table-cell>
          <table:table-cell office:value-type="string" calcext:value-type="string">
            <text:p>https://insidegnss.com/measuring-gnss-signal-strength/</text:p>
          </table:table-cell>
          <table:table-cell office:value-type="string" calcext:value-type="string">
            <text:p>https://www.reddit.com/r/rfelectronics/comments/w6fck9/comment/ihfhzjh/</text:p>
          </table:table-cell>
          <table:table-cell office:value-type="string" calcext:value-type="string">
            <text:p>C/N0 value often used to detect spoofing</text:p>
          </table:table-cell>
        </table:table-row>
        <table:table-row table:style-name="ro1">
          <table:table-cell/>
          <table:table-cell office:value-type="string" calcext:value-type="string">
            <text:p>Galileo</text:p>
          </table:table-cell>
          <table:table-cell table:formula="of:=(1.2+1.6)/2" office:value-type="float" office:value="1.4" calcext:value-type="float">
            <text:p>1.4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10*LOG([.E3])" office:value-type="float" office:value="21.7609125905568" calcext:value-type="float">
            <text:p>21.7609125905568</text:p>
          </table:table-cell>
          <table:table-cell/>
          <table:table-cell office:value-type="float" office:value="37" calcext:value-type="float">
            <text:p>37</text:p>
          </table:table-cell>
          <table:table-cell table:formula="of:=10^([.H3]/10)" office:value-type="float" office:value="5011.87233627273" calcext:value-type="float">
            <text:p>5011.87233627273</text:p>
          </table:table-cell>
          <table:table-cell office:value-type="float" office:value="23222" calcext:value-type="float">
            <text:p>23222</text:p>
          </table:table-cell>
          <table:table-cell table:formula="of:=20*LOG([.J3]) + 20*LOG([.C3])  +92.45" office:value-type="float" office:value="182.690553128041" calcext:value-type="float">
            <text:p>182.690553128041</text:p>
          </table:table-cell>
          <table:table-cell table:number-columns-repeated="2"/>
          <table:table-cell table:formula="of:=[.H3]-[.K3]" office:value-type="float" office:value="-145.690553128041" calcext:value-type="float">
            <text:p>-145.690553128041</text:p>
          </table:table-cell>
          <table:table-cell/>
          <table:table-cell office:value-type="string" calcext:value-type="string">
            <text:p>https://www.esa.int/Applications/Navigation/Galileo/Galileo_satellites</text:p>
          </table:table-cell>
          <table:table-cell table:style-name="ce9" office:value-type="string" calcext:value-type="string">
            <text:p>https://link.springer.com/article/10.1007/s00190-017-1082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ellite internet</text:p>
          </table:table-cell>
          <table:table-cell table:style-name="ce4" office:value-type="string" calcext:value-type="string">
            <text:p>Iridium Downlink</text:p>
          </table:table-cell>
          <table:table-cell office:value-type="float" office:value="1.621" calcext:value-type="float">
            <text:p>1.621</text:p>
          </table:table-cell>
          <table:table-cell table:number-columns-repeated="6"/>
          <table:table-cell office:value-type="float" office:value="780" calcext:value-type="float">
            <text:p>780</text:p>
          </table:table-cell>
          <table:table-cell table:formula="of:=20*LOG([.J4]) + 20*LOG([.C4])  +92.45" office:value-type="float" office:value="154.48755235078" calcext:value-type="float">
            <text:p>154.48755235078</text:p>
          </table:table-cell>
          <table:table-cell/>
          <table:table-cell office:value-type="float" office:value="-115" calcext:value-type="float">
            <text:p>-115</text:p>
          </table:table-cell>
          <table:table-cell table:style-name="ce4" table:formula="of:=[.M4]-30" office:value-type="float" office:value="-145" calcext:value-type="float">
            <text:p>-145</text:p>
          </table:table-cell>
          <table:table-cell office:value-type="string" calcext:value-type="string">
            <text:p>apparently (after Rx gain)</text:p>
          </table:table-cell>
          <table:table-cell office:value-type="string" calcext:value-type="string">
            <text:p>https://www.vialite.com/resources/white-papers/considering-rf-over-fiber-links-for-the-iridium-satellite-network/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ridium Downlink (2)</text:p>
          </table:table-cell>
          <table:table-cell office:value-type="float" office:value="1.621" calcext:value-type="float">
            <text:p>1.621</text:p>
          </table:table-cell>
          <table:table-cell table:number-columns-repeated="7"/>
          <table:table-cell table:formula="of:=20*LOG([.J5]) + 20*LOG([.C5])  +92.45" office:value-type="string" office:string-value="" calcext:value-type="error">
            <text:p>Err:502</text:p>
          </table:table-cell>
          <table:table-cell office:value-type="float" office:value="-156" calcext:value-type="float">
            <text:p>-156</text:p>
          </table:table-cell>
          <table:table-cell/>
          <table:table-cell table:style-name="ce4" table:formula="of:=[.L5]+10*LOG(((3*10^8)/([.C5]*10^9))^2/(4*3.14))" office:value-type="float" office:value="-181.643131596589" calcext:value-type="float">
            <text:p>-181.643131596589</text:p>
          </table:table-cell>
          <table:table-cell office:value-type="string" calcext:value-type="string">
            <text:p>apparently</text:p>
          </table:table-cell>
          <table:table-cell office:value-type="string" calcext:value-type="string">
            <text:p>https://www.seti.org/sites/default/files/ATA-memo-series/memo53.pdf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Inmarsat-2</text:p>
          </table:table-cell>
          <table:table-cell office:value-type="float" office:value="19.7" calcext:value-type="float">
            <text:p>19.7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/>
          <table:table-cell office:value-type="float" office:value="35000" calcext:value-type="float">
            <text:p>35000</text:p>
          </table:table-cell>
          <table:table-cell table:formula="of:=20*LOG([.J6]) + 20*LOG([.C6])  +92.45" office:value-type="float" office:value="209.220685410237" calcext:value-type="float">
            <text:p>209.220685410237</text:p>
          </table:table-cell>
          <table:table-cell table:number-columns-repeated="2"/>
          <table:table-cell table:style-name="ce6" table:formula="of:=[.H6]-[.K6]" office:value-type="float" office:value="-170.220685410237" calcext:value-type="float">
            <text:p>-170.220685410237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Alphasat</text:p>
          </table:table-cell>
          <table:table-cell office:value-type="float" office:value="19.7" calcext:value-type="float">
            <text:p>19.7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/>
          <table:table-cell office:value-type="float" office:value="35000" calcext:value-type="float">
            <text:p>35000</text:p>
          </table:table-cell>
          <table:table-cell table:formula="of:=20*LOG([.J7]) + 20*LOG([.C7])  +92.45" office:value-type="float" office:value="209.220685410237" calcext:value-type="float">
            <text:p>209.220685410237</text:p>
          </table:table-cell>
          <table:table-cell table:number-columns-repeated="2"/>
          <table:table-cell table:style-name="ce6" table:formula="of:=[.H7]-[.K7]" office:value-type="float" office:value="-139.220685410237" calcext:value-type="float">
            <text:p>-139.220685410237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Starlink 0.9-1.5</text:p>
          </table:table-cell>
          <table:table-cell table:formula="of:=(10.7+12.7)/2" office:value-type="float" office:value="11.7" calcext:value-type="float">
            <text:p>11.7</text:p>
          </table:table-cell>
          <table:table-cell table:number-columns-repeated="4"/>
          <table:table-cell office:value-type="float" office:value="39.7" calcext:value-type="float">
            <text:p>39.7</text:p>
          </table:table-cell>
          <table:table-cell table:formula="of:=10^([.H9]/10)" office:value-type="float" office:value="9332.54300796991" calcext:value-type="float">
            <text:p>9332.54300796991</text:p>
          </table:table-cell>
          <table:table-cell office:value-type="float" office:value="550" calcext:value-type="float">
            <text:p>550</text:p>
          </table:table-cell>
          <table:table-cell table:formula="of:=20*LOG([.J9]) + 20*LOG([.C9])  +92.45" office:value-type="float" office:value="168.620971024808" calcext:value-type="float">
            <text:p>168.620971024808</text:p>
          </table:table-cell>
          <table:table-cell table:number-columns-repeated="2"/>
          <table:table-cell table:formula="of:=[.H9]-[.K9]" office:value-type="float" office:value="-128.920971024808" calcext:value-type="float">
            <text:p>-128.920971024808</text:p>
          </table:table-cell>
          <table:table-cell/>
          <table:table-cell table:style-name="ce9" office:value-type="string" calcext:value-type="string">
            <text:p>https://radionavlab.ae.utexas.edu/wp-content/uploads/2022/10/starlink-structure.pdf</text:p>
          </table:table-cell>
          <table:table-cell office:value-type="string" calcext:value-type="string">
            <text:p>https://fcc.report/IBFS/SAT-MOD-20181108-00083/1569860.pd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link 2</text:p>
          </table:table-cell>
          <table:table-cell table:formula="of:=(37.5+42.5)/2" office:value-type="float" office:value="40" calcext:value-type="float">
            <text:p>40</text:p>
          </table:table-cell>
          <table:table-cell table:number-columns-repeated="4"/>
          <table:table-cell office:value-type="float" office:value="39.7" calcext:value-type="float">
            <text:p>39.7</text:p>
          </table:table-cell>
          <table:table-cell table:formula="of:=10^([.H10]/10)" office:value-type="float" office:value="9332.54300796991" calcext:value-type="float">
            <text:p>9332.54300796991</text:p>
          </table:table-cell>
          <table:table-cell office:value-type="float" office:value="550" calcext:value-type="float">
            <text:p>550</text:p>
          </table:table-cell>
          <table:table-cell table:formula="of:=20*LOG([.J10]) + 20*LOG([.C10])  +92.45" office:value-type="float" office:value="179.298453616444" calcext:value-type="float">
            <text:p>179.298453616444</text:p>
          </table:table-cell>
          <table:table-cell table:number-columns-repeated="2"/>
          <table:table-cell table:formula="of:=[.H10]-[.K10]" office:value-type="float" office:value="-139.598453616444" calcext:value-type="float">
            <text:p>-139.5984536164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neWeb</text:p>
          </table:table-cell>
          <table:table-cell table:formula="of:=(10.7+12.7)/2" office:value-type="float" office:value="11.7" calcext:value-type="float">
            <text:p>11.7</text:p>
          </table:table-cell>
          <table:table-cell table:number-columns-repeated="4"/>
          <table:table-cell office:value-type="float" office:value="45.3" calcext:value-type="float">
            <text:p>45.3</text:p>
          </table:table-cell>
          <table:table-cell table:formula="of:=10^([.H11]/10)" office:value-type="float" office:value="33884.4156139202" calcext:value-type="float">
            <text:p>33884.4156139202</text:p>
          </table:table-cell>
          <table:table-cell office:value-type="float" office:value="1200" calcext:value-type="float">
            <text:p>1200</text:p>
          </table:table-cell>
          <table:table-cell table:formula="of:=20*LOG([.J11]) + 20*LOG([.C11])  +92.45" office:value-type="float" office:value="175.397342155876" calcext:value-type="float">
            <text:p>175.397342155876</text:p>
          </table:table-cell>
          <table:table-cell table:number-columns-repeated="2"/>
          <table:table-cell table:formula="of:=[.H11]-[.K11]" office:value-type="float" office:value="-130.097342155876" calcext:value-type="float">
            <text:p>-130.097342155876</text:p>
          </table:table-cell>
          <table:table-cell/>
          <table:table-cell office:value-type="string" calcext:value-type="string">
            <text:p>https://arxiv.org/pdf/2204.13514.pdf</text:p>
          </table:table-cell>
          <table:table-cell office:value-type="string" calcext:value-type="string">
            <text:p>https://fcc.report/IBFS/SAT-MPL-20200526-00062/2379706.pd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netLabs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DVBS-2, proprietary frame inside</text:p>
          </table:table-cell>
          <table:table-cell table:number-columns-repeated="3"/>
          <table:table-cell office:value-type="float" office:value="8.2" calcext:value-type="float">
            <text:p>8.2</text:p>
          </table:table-cell>
          <table:table-cell table:formula="of:=10^([.H12]/10)" office:value-type="float" office:value="6.60693448007596" calcext:value-type="float">
            <text:p>6.60693448007596</text:p>
          </table:table-cell>
          <table:table-cell office:value-type="float" office:value="500" calcext:value-type="float">
            <text:p>500</text:p>
          </table:table-cell>
          <table:table-cell table:formula="of:=20*LOG([.J12]) + 20*LOG([.C12])  +92.45" office:value-type="float" office:value="164.65255226152" calcext:value-type="float">
            <text:p>164.65255226152</text:p>
          </table:table-cell>
          <table:table-cell table:number-columns-repeated="2"/>
          <table:table-cell table:formula="of:=[.H12]-[.K12]" office:value-type="float" office:value="-156.45255226152" calcext:value-type="float">
            <text:p>-156.45255226152</text:p>
          </table:table-cell>
          <table:table-cell/>
          <table:table-cell office:value-type="string" calcext:value-type="string">
            <text:p>https://arxiv.org/pdf/2204.13514.pdf</text:p>
          </table:table-cell>
          <table:table-cell office:value-type="string" calcext:value-type="string">
            <text:p>https://digitalcommons.usu.edu/cgi/viewcontent.cgi?referer=&amp;httpsredir=1&amp;article=3797&amp;context=smalls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beSat</text:p>
          </table:table-cell>
          <table:table-cell table:style-name="ce6" office:value-type="string" calcext:value-type="string">
            <text:p>SO-50</text:p>
          </table:table-cell>
          <table:table-cell office:value-type="float" office:value="0.4368" calcext:value-type="float">
            <text:p>0.4368</text:p>
          </table:table-cell>
          <table:table-cell table:number-columns-repeated="16"/>
        </table:table-row>
        <table:table-row table:style-name="ro1">
          <table:table-cell/>
          <table:table-cell table:style-name="ce6" office:value-type="string" calcext:value-type="string">
            <text:p>QO-100</text:p>
          </table:table-cell>
          <table:table-cell table:number-columns-repeated="17"/>
        </table:table-row>
        <table:table-row table:style-name="ro1">
          <table:table-cell/>
          <table:table-cell table:style-name="ce6" office:value-type="string" calcext:value-type="string">
            <text:p>Walker constellation?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arth Observing Systems</text:p>
          </table:table-cell>
          <table:table-cell office:value-type="string" calcext:value-type="string">
            <text:p>Aqua /Terra</text:p>
          </table:table-cell>
          <table:table-cell table:formula="of:=(7.7+8.5)/2" office:value-type="float" office:value="8.1" calcext:value-type="float">
            <text:p>8.1</text:p>
          </table:table-cell>
          <table:table-cell office:value-type="string" calcext:value-type="string">
            <text:p>CADU, SQPSK</text:p>
          </table:table-cell>
          <table:table-cell/>
          <table:table-cell table:formula="of:=11.5-1.89" office:value-type="float" office:value="9.61" calcext:value-type="float">
            <text:p>9.61</text:p>
          </table:table-cell>
          <table:table-cell office:value-type="float" office:value="6.2" calcext:value-type="float">
            <text:p>6.2</text:p>
          </table:table-cell>
          <table:table-cell table:formula="of:=[.F16]+[.G16]" office:value-type="float" office:value="15.81" calcext:value-type="float">
            <text:p>15.81</text:p>
          </table:table-cell>
          <table:table-cell table:formula="of:=10^([.H16]/10)" office:value-type="float" office:value="38.1065823393773" calcext:value-type="float">
            <text:p>38.1065823393773</text:p>
          </table:table-cell>
          <table:table-cell office:value-type="float" office:value="710" calcext:value-type="float">
            <text:p>710</text:p>
          </table:table-cell>
          <table:table-cell table:formula="of:=20*LOG([.J16]) + 20*LOG([.C16])  +92.45" office:value-type="float" office:value="167.644867351954" calcext:value-type="float">
            <text:p>167.644867351954</text:p>
          </table:table-cell>
          <table:table-cell table:number-columns-repeated="2"/>
          <table:table-cell table:formula="of:=[.H16]-[.K16]" office:value-type="float" office:value="-151.834867351954" calcext:value-type="float">
            <text:p>-151.834867351954</text:p>
          </table:table-cell>
          <table:table-cell/>
          <table:table-cell office:value-type="string" calcext:value-type="string">
            <text:p>https://iopscience.iop.org/article/10.1088/1742-6596/1367/1/012062/pdf</text:p>
          </table:table-cell>
          <table:table-cell office:value-type="string" calcext:value-type="string">
            <text:p>https://corpora.tika.apache.org/base/docs/govdocs1/391/391506.pdf</text:p>
          </table:table-cell>
          <table:table-cell office:value-type="string" calcext:value-type="string">
            <text:p>Page 41</text:p>
          </table:table-cell>
          <table:table-cell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DBW = DBWm^2 + 10log(λ^2/4pi)</text:p>
          </table:table-cell>
          <table:table-cell table:number-columns-repeated="12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tellite internet</text:p>
          </table:table-cell>
          <table:table-cell office:value-type="string" calcext:value-type="string">
            <text:p>Iridium Phone Uplink</text:p>
          </table:table-cell>
          <table:table-cell office:value-type="float" office:value="1.621" calcext:value-type="float">
            <text:p>1.621</text:p>
          </table:table-cell>
          <table:table-cell office:value-type="string" calcext:value-type="string">
            <text:p>FDMA/TDMA with D-QPSK</text:p>
          </table:table-cell>
          <table:table-cell office:value-type="string" calcext:value-type="string">
            <text:p>32 dBm</text:p>
          </table:table-cell>
          <table:table-cell table:formula="of:=10*LOG([.E32])" office:value-type="string" office:string-value="" calcext:value-type="error">
            <text:p>#VALUE!</text:p>
          </table:table-cell>
          <table:table-cell/>
          <table:table-cell table:formula="of:=[.F32]+[.G32]" office:value-type="string" office:string-value="" calcext:value-type="error">
            <text:p>#VALUE!</text:p>
          </table:table-cell>
          <table:table-cell table:formula="of:=10^([.H32]/10)" office:value-type="string" office:string-value="" calcext:value-type="error">
            <text:p>#VALUE!</text:p>
          </table:table-cell>
          <table:table-cell office:value-type="float" office:value="780" calcext:value-type="float">
            <text:p>780</text:p>
          </table:table-cell>
          <table:table-cell table:formula="of:=20*LOG([.J32]) + 20*LOG([.C32])  +92.45" office:value-type="float" office:value="154.48755235078" calcext:value-type="float">
            <text:p>154.48755235078</text:p>
          </table:table-cell>
          <table:table-cell table:number-columns-repeated="2"/>
          <table:table-cell table:formula="of:=[.H32]-[.K32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https://www.rfwireless-world.com/Terminology/Iridium-Satellite-System-Constellation.html</text:p>
          </table:table-cell>
          <table:table-cell office:value-type="string" calcext:value-type="string">
            <text:p>https://www.ncbi.nlm.nih.gov/pmc/articles/PMC8587026/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Iridium ISL</text:p>
          </table:table-cell>
          <table:table-cell table:formula="of:=(23.18+23.38)/2" office:value-type="float" office:value="23.28" calcext:value-type="float">
            <text:p>23.28</text:p>
          </table:table-cell>
          <table:table-cell table:number-columns-repeated="6"/>
          <table:table-cell office:value-type="float" office:value="780" calcext:value-type="float">
            <text:p>780</text:p>
          </table:table-cell>
          <table:table-cell table:formula="of:=20*LOG([.J34]) + 20*LOG([.C34])  +92.45" office:value-type="float" office:value="177.631551573367" calcext:value-type="float">
            <text:p>177.631551573367</text:p>
          </table:table-cell>
          <table:table-cell table:number-columns-repeated="2"/>
          <table:table-cell table:formula="of:=[.H34]-[.K34]" office:value-type="float" office:value="-177.631551573367" calcext:value-type="float">
            <text:p>-177.631551573367</text:p>
          </table:table-cell>
          <table:table-cell/>
          <table:table-cell office:value-type="string" calcext:value-type="string">
            <text:p>https://www.rfwireless-world.com/Terminology/Iridium-Satellite-Operating-Frequency.htm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ridium Uplink</text:p>
          </table:table-cell>
          <table:table-cell table:formula="of:=(29.1+29.3)/2" office:value-type="float" office:value="29.2" calcext:value-type="float">
            <text:p>29.2</text:p>
          </table:table-cell>
          <table:table-cell table:number-columns-repeated="6"/>
          <table:table-cell office:value-type="float" office:value="780" calcext:value-type="float">
            <text:p>780</text:p>
          </table:table-cell>
          <table:table-cell table:formula="of:=20*LOG([.J35]) + 20*LOG([.C35])  +92.45" office:value-type="float" office:value="179.599549082778" calcext:value-type="float">
            <text:p>179.599549082778</text:p>
          </table:table-cell>
          <table:table-cell table:number-columns-repeated="2"/>
          <table:table-cell table:formula="of:=[.H35]-[.K35]" office:value-type="float" office:value="-179.599549082778" calcext:value-type="float">
            <text:p>-179.59954908277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CubeSat Walker Constellation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10^([.H36]/10)" office:value-type="float" office:value="3.98107170553497" calcext:value-type="float">
            <text:p>3.98107170553497</text:p>
          </table:table-cell>
          <table:table-cell office:value-type="float" office:value="550" calcext:value-type="float">
            <text:p>550</text:p>
          </table:table-cell>
          <table:table-cell table:number-columns-repeated="5"/>
          <table:table-cell office:value-type="string" calcext:value-type="string">
            <text:p>https://arxiv.org/pdf/2204.13514.pdf</text:p>
          </table:table-cell>
          <table:table-cell office:value-type="string" calcext:value-type="string">
            <text:p>https://www.google.com/url?sa=t&amp;rct=j&amp;q=&amp;esrc=s&amp;source=web&amp;cd=&amp;cad=rja&amp;uact=8&amp;ved=2ahUKEwjyu7r34dP8AhWSUcAKHQssD50QFnoECAsQAQ&amp;url=https%3A%2F%2Fcore.ac.uk%2Fdownload%2Fpdf%2F19894142.pdf&amp;usg=AOvVaw3ZkaqICdQqbSosgVFBvdvh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ubeSat DICE-1,2</text:p>
          </table:table-cell>
          <table:table-cell office:value-type="float" office:value="0.468" calcext:value-type="float">
            <text:p>0.468</text:p>
          </table:table-cell>
          <table:table-cell table:number-columns-repeated="12"/>
          <table:table-cell office:value-type="string" calcext:value-type="string">
            <text:p>https://www.google.com/url?sa=t&amp;rct=j&amp;q=&amp;esrc=s&amp;source=web&amp;cd=&amp;cad=rja&amp;uact=8&amp;ved=2ahUKEwjyu7r34dP8AhWSUcAKHQssD50QFnoECAsQAQ&amp;url=https%3A%2F%2Fcore.ac.uk%2Fdownload%2Fpdf%2F19894142.pdf&amp;usg=AOvVaw3ZkaqICdQqbSosgVFBvdv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marsat Global Xpress</text:p>
          </table:table-cell>
          <table:table-cell table:formula="of:=(19.2+20.2)/2" office:value-type="float" office:value="19.7" calcext:value-type="float">
            <text:p>19.7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formula="of:=10^([.H38]/10)" office:value-type="float" office:value="100000000" calcext:value-type="float">
            <text:p>100000000</text:p>
          </table:table-cell>
          <table:table-cell office:value-type="float" office:value="35000" calcext:value-type="float">
            <text:p>35000</text:p>
          </table:table-cell>
          <table:table-cell table:formula="of:=20*LOG([.J38]) + 20*LOG([.C38])  +92.45" office:value-type="float" office:value="209.220685410237" calcext:value-type="float">
            <text:p>209.220685410237</text:p>
          </table:table-cell>
          <table:table-cell table:number-columns-repeated="2"/>
          <table:table-cell table:formula="of:=[.H38]-[.K38]" office:value-type="float" office:value="-129.220685410237" calcext:value-type="float">
            <text:p>-129.220685410237</text:p>
          </table:table-cell>
          <table:table-cell/>
          <table:table-cell office:value-type="string" calcext:value-type="string">
            <text:p>https://arxiv.org/pdf/2204.13514.pdf</text:p>
          </table:table-cell>
          <table:table-cell office:value-type="string" calcext:value-type="string">
            <text:p>https://www.ofcom.org.uk/__data/assets/pdf_file/0030/49674/inmarsat.pdf</text:p>
          </table:table-cell>
          <table:table-cell office:value-type="string" calcext:value-type="string">
            <text:p>http://faculty.nps.edu/cdprince/mwc/docs/MWC_CONF/2011_-7_19-20_Conf/Deasy_Inmarsat_Intro_and_Program_Update.pdf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Phi-sat 1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Fss-cat (payload on p-sat)</text:p>
          </table:table-cell>
          <table:table-cell table:number-columns-repeated="8"/>
        </table:table-row>
      </table:table>
      <table:table table:name="Antenna" table:style-name="ta1"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Satellite dish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4.0 dBi</text:p>
          </table:table-cell>
          <table:table-cell office:value-type="string" calcext:value-type="string">
            <text:p>https://www.furuno.com/files/Brochure/306/upload/FV-110GX_EN.pdf</text:p>
          </table:table-cell>
        </table:table-row>
      </table:table>
      <table:table table:name="Notes" table:style-name="ta1">
        <table:table-column table:style-name="co16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dB tutorial</text:p>
          </table:table-cell>
          <table:table-cell office:value-type="string" calcext:value-type="string">
            <text:p>https://rexburghams.org/assets/decibeltutorial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 use free space propagation model by Friis</text:p>
          </table:table-cell>
          <table:table-cell/>
        </table:table-row>
        <table:table-row table:style-name="ro1">
          <table:table-cell office:value-type="string" calcext:value-type="string">
            <text:p>FSPL(dB) = 20log(d) + 20log(f) + 20log((4*pi)/c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ephemerides.planet-labs.com/</text:p>
          </table:table-cell>
          <table:table-cell/>
        </table:table-row>
        <table:table-row table:style-name="ro1" table:number-rows-repeated="13">
          <table:table-cell table:number-columns-repeated="2"/>
        </table:table-row>
        <table:table-row table:style-name="ro1">
          <table:table-cell office:value-type="string" calcext:value-type="string">
            <text:p>REALLY IMPORTANT</text:p>
          </table:table-cell>
          <table:table-cell/>
        </table:table-row>
        <table:table-row table:style-name="ro1">
          <table:table-cell office:value-type="string" calcext:value-type="string">
            <text:p>Power of GPS and Iridium</text:p>
          </table:table-cell>
          <table:table-cell office:value-type="string" calcext:value-type="string">
            <text:p>https://www.seti.org/sites/default/files/ATA-memo-series/memo53.pdf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Starlink SDR reception</text:p>
          </table:table-cell>
          <table:table-cell/>
        </table:table-row>
        <table:table-row table:style-name="ro1">
          <table:table-cell office:value-type="string" calcext:value-type="string">
            <text:p>https://hackaday.com/2021/11/26/analyzing-starlink-satellite-downlink-communications-with-software-defined-radio/</text:p>
          </table:table-cell>
          <table:table-cell/>
        </table:table-row>
        <table:table-row table:style-name="ro1">
          <table:table-cell office:value-type="string" calcext:value-type="string">
            <text:p>https://www.reddit.com/r/StarlinkEngineering/comments/qwm1v5/observations_of_starlink_satellite_to_user/</text:p>
          </table:table-cell>
          <table:table-cell/>
        </table:table-row>
        <table:table-row table:style-name="ro1">
          <table:table-cell office:value-type="string" calcext:value-type="string">
            <text:p>https://www.icloud.com/keynote/0LXYktIriKtU7ODGajQJJo73A#starslurp</text:p>
          </table:table-cell>
          <table:table-cell/>
        </table:table-row>
        <table:table-row table:style-name="ro1">
          <table:table-cell office:value-type="string" calcext:value-type="string">
            <text:p>https://www.reddit.com/r/StarlinkEngineering/comments/r7mmsd/a_tale_of_two_satellite_constellations_update_1/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2:43:16.544276144</meta:creation-date>
    <dc:date>2023-01-19T17:52:21.224895118</dc:date>
    <meta:editing-duration>PT6H56M33S</meta:editing-duration>
    <meta:editing-cycles>82</meta:editing-cycles>
    <meta:generator>LibreOffice/7.5.0.1$Linux_X86_64 LibreOffice_project/50$Build-1</meta:generator>
    <meta:document-statistic meta:table-count="3" meta:cell-count="188" meta:object-count="0"/>
  </office:meta>
</office:document-meta>
</file>